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DefaultSol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%=PCAL_HEADER=%</text:p>
      <text:p text:style-name="P22">%#include PCALMembreFamilles#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22T10:44:03</meta:creation-date>
    <dc:date>2012-06-15T14:37:03.88</dc:date>
    <meta:editing-cycles>193</meta:editing-cycles>
    <meta:editing-duration>PT21H44M10S</meta:editing-duration>
    <meta:document-statistic meta:table-count="7" meta:image-count="0" meta:object-count="0" meta:page-count="1" meta:paragraph-count="179" meta:word-count="181" meta:character-count="2577"/>
    <meta:user-defined meta:name="Info 1"/>
    <meta:user-defined meta:name="Info 2"/>
    <meta:user-defined meta:name="Info 3"/>
    <meta:user-defined meta:name="Info 4"/>
  </office:meta>
</office:document-meta>
</file>